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color="#2c3e50" loext:opacity="100%" loext:color-lum-mod="100%" loext:color-lum-off="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2c3e50" loext:opacity="100%" fo:font-size="48pt" style:font-size-asian="48pt" style:font-size-complex="48pt"/>
    </style:style>
    <style:style style:name="T3" style:family="text">
      <style:text-properties fo:color="#2c3e5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dot – Getting 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Game Engine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 game engine?</text:p>
              </text:list-item>
              <text:list-item>
                <text:p>Assets</text:p>
                <text:list>
                  <text:list-item>
                    <text:p>3d models</text:p>
                  </text:list-item>
                  <text:list-item>
                    <text:p>Animations</text:p>
                  </text:list-item>
                  <text:list-item>
                    <text:p>Music</text:p>
                  </text:list-item>
                  <text:list-item>
                    <text:p>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reating a new project</text:p>
          </draw:text-box>
        </draw:frame>
        <draw:frame presentation:style-name="pr6" draw:text-style-name="P1" draw:layer="layout" svg:width="26cm" svg:height="10.5cm" svg:x="0.67cm" svg:y="4.105cm" presentation:class="outline" presentation:user-transformed="true">
          <draw:text-box>
            <text:list text:style-name="L2">
              <text:list-header>
                <text:p text:style-name="P3"><text:span text:style-name="T1">Live Demo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General Interface</text:p>
          </draw:text-box>
        </draw:frame>
        <draw:frame presentation:style-name="pr6" draw:text-style-name="P4" draw:layer="layout" svg:width="26cm" svg:height="10.5cm" svg:x="0.67cm" svg:y="4.105cm" presentation:class="outline" presentation:user-transformed="true">
          <draw:text-box>
            <text:list text:style-name="L2">
              <text:list-header>
                <text:p text:style-name="P3"><text:span text:style-name="T2">Live Demo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Scenes and Nodes</text:p>
          </draw:text-box>
        </draw:frame>
        <draw:frame presentation:style-name="pr4" draw:text-style-name="P4" draw:layer="layout" svg:width="26cm" svg:height="10.5cm" svg:x="0.67cm" svg:y="4.105cm" presentation:class="outline" presentation:user-transformed="true">
          <draw:text-box>
            <text:list text:style-name="L2">
              <text:list-item>
                <text:p><text:span text:style-name="T3">Nodes</text:span></text:p>
              </text:list-item>
              <text:list-item>
                <text:p><text:span text:style-name="T3">Scenes</text:span></text:p>
              </text:list-item>
              <text:list-item>
                <text:p><text:span text:style-name="T3">Scene instances</text:span></text:p>
              </text:list-item>
              <text:list-item>
                <text:p><text:span text:style-name="T3">Live Demo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Materials and Textures</text:p>
          </draw:text-box>
        </draw:frame>
        <draw:frame presentation:style-name="pr4" draw:text-style-name="P4" draw:layer="layout" svg:width="26cm" svg:height="10.5cm" svg:x="0.67cm" svg:y="4.105cm" presentation:class="outline" presentation:user-transformed="true">
          <draw:text-box>
            <text:list text:style-name="L2">
              <text:list-item>
                <text:p><text:span text:style-name="T3">Set Color of mesh using properties</text:span></text:p>
              </text:list-item>
              <text:list-item>
                <text:p><text:span text:style-name="T3">Import texture from (e.g. Poly Haven)</text:span></text:p>
              </text:list-item>
              <text:list-item>
                <text:p><text:span text:style-name="T3">Live Demo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6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6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6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6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1T20:57:09.877000000</meta:creation-date>
    <meta:editing-duration>PT1H45M48S</meta:editing-duration>
    <meta:editing-cycles>3</meta:editing-cycles>
    <meta:generator>LibreOffice/7.4.3.2$Windows_X86_64 LibreOffice_project/1048a8393ae2eeec98dff31b5c133c5f1d08b890</meta:generator>
    <dc:title>Midnightblue</dc:title>
    <dc:date>2024-07-15T21:29:28.556000000</dc:date>
    <meta:document-statistic meta:object-count="73"/>
  </office:meta>
</office:document-meta>
</file>